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476042" draw:textarea-horizontal-align="justify" draw:textarea-vertical-align="middle" draw:auto-grow-height="false" fo:min-height="1.872cm" fo:min-width="1.97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476042"/>
      <style:paragraph-properties fo:text-align="center"/>
      <style:text-properties fo:color="#f17c0b" fo:font-size="24pt" fo:font-weight="bold" style:font-size-asian="18pt" style:font-weight-asian="bold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color="#f17c0b" fo:font-size="24pt" fo:font-weight="bold" style:font-size-asian="18pt" style:font-weight-asian="bold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cm" svg:height="3cm" svg:x="8.1cm" svg:y="4.9cm">
          <text:p text:style-name="P1"><text:span text:style-name="T1">Neur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7cm" svg:y1="4.2cm" svg:x2="8.2cm" svg:y2="6.4cm">
          <text:p/>
        </draw:line>
        <draw:line draw:style-name="gr2" draw:text-style-name="P3" draw:layer="layout" svg:x1="4cm" svg:y1="8.9cm" svg:x2="8.2cm" svg:y2="6.5cm">
          <text:p/>
        </draw:line>
        <draw:frame draw:style-name="gr3" draw:text-style-name="P4" draw:layer="layout" svg:width="3.6cm" svg:height="0.962cm" svg:x="4.2cm" svg:y="4.5cm">
          <draw:text-box>
            <text:p>sweetness</text:p>
          </draw:text-box>
        </draw:frame>
        <draw:frame draw:style-name="gr3" draw:text-style-name="P4" draw:layer="layout" svg:width="3.6cm" svg:height="0.962cm" svg:x="4.2cm" svg:y="7.1cm">
          <draw:text-box>
            <text:p>sourness</text:p>
          </draw:text-box>
        </draw:frame>
        <draw:line draw:style-name="gr2" draw:text-style-name="P3" draw:layer="layout" svg:x1="11.6cm" svg:y1="6.4cm" svg:x2="15.5cm" svg:y2="6.4cm">
          <text:p/>
        </draw:line>
        <draw:frame draw:style-name="gr3" draw:text-style-name="P4" draw:layer="layout" svg:width="2.5cm" svg:height="0.962cm" svg:x="12.6cm" svg:y="5.4cm">
          <draw:text-box>
            <text:p>outpu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6T19:24:49.925854866</meta:creation-date>
    <dc:date>2020-02-16T19:44:57.098551655</dc:date>
    <meta:editing-duration>PT4M31S</meta:editing-duration>
    <meta:editing-cycles>2</meta:editing-cycles>
    <meta:generator>LibreOffice/6.0.7.3$Linux_X86_64 LibreOffice_project/00m0$Build-3</meta:generator>
    <meta:document-statistic meta:object-count="7"/>
  </office:meta>
</office:document-meta>
</file>